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013cm" fo:margin-left="0cm" fo:margin-right="-0.012cm" table:align="margins"/>
    </style:style>
    <style:style style:name="Table3.A" style:family="table-column">
      <style:table-column-properties style:column-width="6.059cm" style:rel-column-width="23339*"/>
    </style:style>
    <style:style style:name="Table3.B" style:family="table-column">
      <style:table-column-properties style:column-width="3.942cm" style:rel-column-width="15186*"/>
    </style:style>
    <style:style style:name="Table3.C" style:family="table-column">
      <style:table-column-properties style:column-width="7.011cm" style:rel-column-width="2701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data-style-name="N0">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Nimbus Roman No9 L" fo:font-size="15pt" style:font-size-asian="15pt" style:font-size-complex="15pt"/>
    </style:style>
    <style:style style:name="P2" style:family="paragraph" style:parent-style-name="Standard">
      <style:paragraph-properties fo:text-align="center" style:justify-single-word="false"/>
      <style:text-properties style:font-name="Nimbus Roman No9 L" fo:font-size="15pt" style:font-size-asian="15pt" style:font-size-complex="15pt"/>
    </style:style>
    <style:style style:name="P3" style:family="paragraph" style:parent-style-name="Standard">
      <style:paragraph-properties fo:text-align="center" style:justify-single-word="false"/>
      <style:text-properties style:font-name="Nimbus Roman No9 L"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style:font-name="Nimbus Roman No9 L" fo:font-size="15pt"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style:font-name="Nimbus Roman No9 L"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Nimbus Roman No9 L"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start" style:justify-single-word="false"/>
      <style:text-properties fo:color="#ff0000"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center" style:justify-single-word="false"/>
      <style:text-properties fo:color="#ff0000" style:font-name="Nimbus Roman No9 L"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P10" style:family="paragraph" style:parent-style-name="Standard">
      <style:paragraph-properties fo:text-align="start" style:justify-single-word="false"/>
      <style:text-properties style:use-window-font-color="true" style:font-name="Nimbus Roman No9 L" fo:font-size="12pt" style:text-underline-style="none" fo:font-weight="normal" style:font-size-asian="10.5pt" style:font-weight-asian="normal" style:font-size-complex="12pt" style:font-weight-complex="normal"/>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text-properties style:font-name="Nimbus Roman No9 L" fo:font-size="15pt" style:font-size-asian="15pt" style:font-size-complex="15pt"/>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List_20_1_20_Cont.">
      <style:text-properties fo:font-size="12pt" fo:font-weight="bold" style:font-size-asian="12pt" style:font-weight-asian="bold" style:font-size-complex="12pt" style:font-weight-complex="bold"/>
    </style:style>
    <style:style style:name="P17" style:family="paragraph" style:parent-style-name="List_20_1_20_Cont.">
      <style:text-properties fo:font-weight="bold" style:font-weight-asian="bold" style:font-weight-complex="bold"/>
    </style:style>
    <style:style style:name="P18" style:family="paragraph" style:parent-style-name="Standard">
      <style:paragraph-properties fo:text-align="start" style:justify-single-word="false"/>
      <style:text-properties style:font-name="Nimbus Roman No9 L" fo:font-size="12pt" style:text-underline-style="none" fo:font-weight="normal" style:font-size-asian="12pt" style:font-weight-asian="normal" style:font-size-complex="12pt" style:font-weight-complex="normal"/>
    </style:style>
    <style:style style:name="P19" style:family="paragraph" style:parent-style-name="Standard" style:list-style-name="L1">
      <style:paragraph-properties fo:text-align="start" style:justify-single-word="false"/>
      <style:text-properties style:font-name="Nimbus Roman No9 L" fo:font-size="12pt" style:text-underline-style="none"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style:font-name="Nimbus Roman No9 L" fo:font-size="15pt" style:text-underline-style="solid" style:text-underline-width="auto" style:text-underline-color="font-color"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style:use-window-font-color="true" style:font-name="Nimbus Roman No9 L" fo:font-size="12pt" style:text-underline-style="none" fo:font-weight="normal" style:font-size-asian="10.5pt" style:font-weight-asian="normal" style:font-size-complex="12pt" style:font-weight-complex="normal"/>
    </style:style>
    <style:style style:name="P23" style:family="paragraph" style:parent-style-name="Heading_20_1">
      <style:paragraph-properties fo:break-before="page"/>
    </style:style>
    <style:style style:name="T1" style:family="text">
      <style:text-properties style:font-name="Nimbus Roman No9 L" fo:font-size="15pt" style:font-size-asian="15pt" style:font-size-complex="15pt"/>
    </style:style>
    <style:style style:name="T2" style:family="text">
      <style:text-properties style:font-name="Nimbus Roman No9 L" fo:font-size="15pt" style:text-underline-style="none" style:font-size-asian="15pt" style:font-size-complex="15pt"/>
    </style:style>
    <style:style style:name="T3" style:family="text">
      <style:text-properties style:font-name="Nimbus Roman No9 L" fo:font-size="15pt" style:text-underline-style="none" fo:font-weight="bold" style:font-size-asian="15pt" style:font-weight-asian="bold" style:font-size-complex="15pt" style:font-weight-complex="bold"/>
    </style:style>
    <style:style style:name="T4" style:family="text">
      <style:text-properties style:font-name="Nimbus Roman No9 L" fo:font-size="15pt" fo:font-weight="bold" style:font-size-asian="15pt" style:font-weight-asian="bold" style:font-size-complex="15pt" style:font-weight-complex="bold"/>
    </style:style>
    <style:style style:name="T5" style:family="text">
      <style:text-properties style:font-name="Nimbus Roman No9 L" fo:font-size="15pt" style:text-underline-style="solid" style:text-underline-width="auto" style:text-underline-color="font-color" fo:font-weight="bold" style:font-size-asian="15pt" style:font-weight-asian="bold" style:font-size-complex="15pt" style:font-weight-complex="bold"/>
    </style:style>
    <style:style style:name="T6" style:family="text">
      <style:text-properties style:font-name="Nimbus Roman No9 L" fo:font-size="15pt" style:text-underline-style="solid" style:text-underline-width="auto" style:text-underline-color="font-color" style:font-size-asian="15pt" style:font-size-complex="15pt"/>
    </style:style>
    <style:style style:name="T7"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6">Manual de Proyecto</text:p>
      <text:p text:style-name="P3"/>
      <text:p text:style-name="P6">Aplicación <text:s/>MIC 1.0</text:p>
      <text:p text:style-name="P1"/>
      <text:p text:style-name="P1"/>
      <text:p text:style-name="P1"/>
      <text:p text:style-name="P3">Integrantes:</text:p>
      <text:p text:style-name="P2"/>
      <table:table table:name="Table3" table:style-name="Table3">
        <table:table-column table:style-name="Table3.A"/>
        <table:table-column table:style-name="Table3.B"/>
        <table:table-column table:style-name="Table3.C"/>
        <table:table-row>
          <table:table-cell table:style-name="Table3.A1" office:value-type="string">
            <text:p text:style-name="P13">Apellido, Nombre</text:p>
          </table:table-cell>
          <table:table-cell table:style-name="Table3.A1" office:value-type="string">
            <text:p text:style-name="P13">Padrón</text:p>
          </table:table-cell>
          <table:table-cell table:style-name="Table3.C1" office:value-type="string">
            <text:p text:style-name="P13">E-mail</text:p>
          </table:table-cell>
        </table:table-row>
        <table:table-row>
          <table:table-cell table:style-name="Table3.A2" office:value-type="string">
            <text:p text:style-name="P2">Bogado Sebastián</text:p>
          </table:table-cell>
          <table:table-cell table:style-name="Table3.B2" office:value-type="float" office:value="91707">
            <text:p text:style-name="P13">91707</text:p>
          </table:table-cell>
          <table:table-cell table:style-name="Table3.C2" office:value-type="string">
            <text:p text:style-name="P13">boggart22@hotmail.com</text:p>
          </table:table-cell>
        </table:table-row>
        <table:table-row>
          <table:table-cell table:style-name="Table3.A2" office:value-type="string">
            <text:p text:style-name="P2">Garay Ignacio</text:p>
          </table:table-cell>
          <table:table-cell table:style-name="Table3.B2" office:value-type="float" office:value="92265">
            <text:p text:style-name="P2">92265</text:p>
          </table:table-cell>
          <table:table-cell table:style-name="Table3.C2" office:value-type="string">
            <text:p text:style-name="P13">imgarayojeda@gmail.com</text:p>
          </table:table-cell>
        </table:table-row>
        <table:table-row>
          <table:table-cell table:style-name="Table3.A2" office:value-type="string">
            <text:p text:style-name="P2">Torres Miguel</text:p>
          </table:table-cell>
          <table:table-cell table:style-name="Table3.B2" office:value-type="float" office:value="91396">
            <text:p text:style-name="P13">91396</text:p>
          </table:table-cell>
          <table:table-cell table:style-name="Table3.C2" office:value-type="string">
            <text:p text:style-name="P13">mat1204@hotmail.com</text:p>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15"><text:a xlink:type="simple" xlink:href="#__RefHeading__447_1084335271" text:style-name="Index_20_Link" text:visited-style-name="Index_20_Link">1 . División de Tareas<text:tab/>3</text:a></text:p>
          <text:p text:style-name="P15"><text:a xlink:type="simple" xlink:href="#__RefHeading__449_1084335271" text:style-name="Index_20_Link" text:visited-style-name="Index_20_Link">2 . Evolución del Proyecto<text:tab/>4</text:a></text:p>
          <text:p text:style-name="P15"><text:a xlink:type="simple" xlink:href="#__RefHeading__451_1084335271" text:style-name="Index_20_Link" text:visited-style-name="Index_20_Link">3 . Inconvenientes Encontrados<text:tab/>5</text:a></text:p>
          <text:p text:style-name="P15"><text:a xlink:type="simple" xlink:href="#__RefHeading__453_1084335271" text:style-name="Index_20_Link" text:visited-style-name="Index_20_Link">4 . Análisis de Puntos Pendientes<text:tab/>6</text:a></text:p>
          <text:p text:style-name="P15"><text:a xlink:type="simple" xlink:href="#__RefHeading__455_1084335271" text:style-name="Index_20_Link" text:visited-style-name="Index_20_Link">5 . Herramientas Utilizadas<text:tab/>7</text:a></text:p>
          <text:p text:style-name="P15"><text:a xlink:type="simple" xlink:href="#__RefHeading__341_1084335271" text:style-name="Index_20_Link" text:visited-style-name="Index_20_Link">6 . Conclusiones<text:tab/>8</text:a></text:p>
        </text:index-body>
      </text:table-of-content>
      <text:p text:style-name="P1"/>
      <text:h text:style-name="P23" text:outline-level="1"><text:bookmark text:name="__RefHeading__447_1084335271"/><text:span text:style-name="T2">1 . </text:span><text:span text:style-name="T1">División de Tareas</text:span><text:bookmark-end text:name="__RefHeading__447_1084335271"/></text:h>
      <text:p text:style-name="P8"/>
      <text:p text:style-name="P8"/>
      <table:table table:name="Table1" table:style-name="Table1">
        <table:table-column table:style-name="Table1.A"/>
        <table:table-column table:style-name="Table1.B"/>
        <table:table-row>
          <table:table-cell table:style-name="Table1.A1" office:value-type="string">
            <text:p text:style-name="P12">Tarea</text:p>
          </table:table-cell>
          <table:table-cell table:style-name="Table1.B1" office:value-type="string">
            <text:p text:style-name="P12">Integrante </text:p>
          </table:table-cell>
        </table:table-row>
        <table:table-row>
          <table:table-cell table:style-name="Table1.A2" office:value-type="string">
            <text:p text:style-name="P11">Conexiones entres las aplicaciones</text:p>
          </table:table-cell>
          <table:table-cell table:style-name="Table1.B2" office:value-type="string">
            <text:p text:style-name="P11">Ignacio Garay</text:p>
          </table:table-cell>
        </table:table-row>
        <table:table-row>
          <table:table-cell table:style-name="Table1.A2" office:value-type="string">
            <text:p text:style-name="P11">Implementación del Servidor</text:p>
          </table:table-cell>
          <table:table-cell table:style-name="Table1.B2" office:value-type="string">
            <text:p text:style-name="P11">Ignacio Garay</text:p>
          </table:table-cell>
        </table:table-row>
        <table:table-row>
          <table:table-cell table:style-name="Table1.A2" office:value-type="string">
            <text:p text:style-name="P11">Implementación de Base de Datos y resolución de Consultas</text:p>
          </table:table-cell>
          <table:table-cell table:style-name="Table1.B2" office:value-type="string">
            <text:p text:style-name="P11">Miguel Torres</text:p>
          </table:table-cell>
        </table:table-row>
        <table:table-row>
          <table:table-cell table:style-name="Table1.A2" office:value-type="string">
            <text:p text:style-name="P11">Diseño de GUI</text:p>
          </table:table-cell>
          <table:table-cell table:style-name="Table1.B2" office:value-type="string">
            <text:p text:style-name="P11">Sebastián Bogado</text:p>
          </table:table-cell>
        </table:table-row>
        <table:table-row>
          <table:table-cell table:style-name="Table1.A2" office:value-type="string">
            <text:p text:style-name="P11">Implementación Cliente</text:p>
          </table:table-cell>
          <table:table-cell table:style-name="Table1.B2" office:value-type="string">
            <text:p text:style-name="P11">Sebastián Bogado/ Miguel Torres</text:p>
          </table:table-cell>
        </table:table-row>
      </table:table>
      <table:table table:name="Table2" table:style-name="Table2">
        <table:table-column table:style-name="Table2.A"/>
        <table:table-column table:style-name="Table2.B"/>
        <table:table-row>
          <table:table-cell table:style-name="Table2.A1" office:value-type="string">
            <text:p text:style-name="P11">Creación de Makefiles para compilación del proyectos</text:p>
          </table:table-cell>
          <table:table-cell table:style-name="Table2.B1" office:value-type="string">
            <text:p text:style-name="P11">Ignacio Garay</text:p>
          </table:table-cell>
        </table:table-row>
        <table:table-row>
          <table:table-cell table:style-name="Table2.A2" office:value-type="string">
            <text:p text:style-name="P11">Definición del protocolo de Comunicación entre aplicaciones</text:p>
          </table:table-cell>
          <table:table-cell table:style-name="Table2.B2" office:value-type="string">
            <text:p text:style-name="P11">Miguel Torres</text:p>
          </table:table-cell>
        </table:table-row>
        <table:table-row>
          <table:table-cell table:style-name="Table2.A2" office:value-type="string">
            <text:p text:style-name="P11">Diseño del Administrador</text:p>
          </table:table-cell>
          <table:table-cell table:style-name="Table2.B2" office:value-type="string">
            <text:p text:style-name="P11">Sebastián Bogado</text:p>
          </table:table-cell>
        </table:table-row>
        <table:table-row>
          <table:table-cell table:style-name="Table2.A2" office:value-type="string">
            <text:p text:style-name="P11">Implementación Administrador</text:p>
          </table:table-cell>
          <table:table-cell table:style-name="Table2.B2" office:value-type="string">
            <text:p text:style-name="P11">Sebastián Bogado</text:p>
          </table:table-cell>
        </table:table-row>
        <table:table-row>
          <table:table-cell table:style-name="Table2.A2" office:value-type="string">
            <text:p text:style-name="P11">Serialización XML</text:p>
          </table:table-cell>
          <table:table-cell table:style-name="Table2.B2" office:value-type="string">
            <text:p text:style-name="P11">Miguel Torres</text:p>
          </table:table-cell>
        </table:table-row>
        <table:table-row>
          <table:table-cell table:style-name="Table2.A2" office:value-type="string">
            <text:p text:style-name="P11">Documentación</text:p>
          </table:table-cell>
          <table:table-cell table:style-name="Table2.B2" office:value-type="string">
            <text:p text:style-name="P11">Sebastián Bogado/Miguel Torres/ Ignacio Garay</text:p>
          </table:table-cell>
        </table:table-row>
      </table:table>
      <text:p text:style-name="P7"/>
      <text:h text:style-name="P23" text:outline-level="1"><text:bookmark text:name="__RefHeading__449_1084335271"/><text:span text:style-name="T2">2 . </text:span><text:span text:style-name="T6">Evolución del Proyecto</text:span><text:bookmark-end text:name="__RefHeading__449_1084335271"/></text:h>
      <text:p text:style-name="P4"/>
      <text:p text:style-name="P5">El proyecto comienza con la definición de las tareas. En un principio, se asignó el reparto de las tareas que se creyeron más importantes. Dichas partes fueron tres y bastante separadas:</text:p>
      <text:p text:style-name="P5"/>
      <text:list xml:id="list1019813624" text:style-name="L1">
        <text:list-item>
          <text:p text:style-name="P19">Interfaz gráfica del cliente.</text:p>
        </text:list-item>
        <text:list-item>
          <text:p text:style-name="P19">Base de datos y resolución de consulta</text:p>
        </text:list-item>
        <text:list-item>
          <text:p text:style-name="P19">Comunicación y concurrencia</text:p>
        </text:list-item>
      </text:list>
      <text:p text:style-name="P5"/>
      <text:p text:style-name="P5">Se adoptó una forma de trabajo en la que se comenzó desde arriba hacia abajo, definiendo las interfaces necesarias para el correcto funcionamiento de cada clase principal. A medida que se fue logrando funcionalidad y testeando la misma, se avanzaba en profundidad hacia las demás clases.</text:p>
      <text:p text:style-name="P5">En un primer momento, esas tres partes se desarrollaron de forma independiente, de modo de que pudieran ser testeadas con libertad.</text:p>
      <text:p text:style-name="P5">El primer modulo que quedo completo en su funcionalidad fue la Base de Datos y resolución de consultas, salvo algunos errores mínimos que se fueron corrigiendo con el transcurso del tiempo. </text:p>
      <text:p text:style-name="P5">El modulo de la parte del servidor por inconvenientes de concurrencia tuvo que ser examinado y corregido en la mayoría del tiempo del desarrollo del proyecto, habiendo hecho varias refactorizaciónes del mismo en ese periodo.</text:p>
      <text:p text:style-name="P5">Para el modulo del cliente que fue el mas extenso, no tuvimos inconvenientes en su desarrollo mas que el tiempo que influía el mismo, aun no llegando a toda la funcionalidad pedida, pero una gran medida de ella. </text:p>
      <text:h text:style-name="Heading_20_1" text:outline-level="1"><text:bookmark text:name="__RefHeading__451_1084335271"/><text:span text:style-name="T2">3 . </text:span><text:span text:style-name="T6">Inconvenientes Encontrados</text:span><text:bookmark-end text:name="__RefHeading__451_1084335271"/></text:h>
      <text:p text:style-name="P20"/>
      <text:p text:style-name="P5">Uno de los lugares en donde tuvimos inconvenientes fue en la parte de concurrencia del servidor. Ya que nos resulto dificultosos encontrar errores debido al manejo <text:s/>de varios hilos de ejecución en simultanea, teniendo en cuenta también los accesos a disco.</text:p>
      <text:p text:style-name="P5"/>
      <text:p text:style-name="P5">Otro inconveniente que destacamos es lo dificultad de depurar el programa de Cliente debido a la librería gráfica de Gtkmm, que imposibilitaba que se llevara a cabo una correcta y temprana corrección de errores en este modulo. Llegando a la forma de depuración de “prueba y error”.</text:p>
      <text:p text:style-name="P5"/>
      <text:h text:style-name="Heading_20_1" text:outline-level="1"><text:bookmark text:name="__RefHeading__453_1084335271"/><text:span text:style-name="T4">4 . </text:span><text:span text:style-name="T5">Análisis de Puntos Pendientes</text:span><text:bookmark-end text:name="__RefHeading__453_1084335271"/></text:h>
      <text:p text:style-name="P4"/>
      <text:p text:style-name="Text_20_body">Como punto pendiente del proyecto que quedo sin poder ser implementado fue la opción de exportar el contenido de la información mostrada al cliente a un archivo con el formato PDF. Debido a estimaciones imprecisas de tiempo de desarrollo de algunas de las otras funcionalidades, se decidió postergar la implementación de la misma, dejando la posibilidad de expandirlo en un futuro.</text:p>
      <text:p text:style-name="Text_20_body">Otro punto a mejorar es el tema de las verificación de las entradas en la sección de Administrador. Es decir, faltarían comprobaciones más robustas y respuestas más amigables ante errores del usuario.</text:p>
      <text:p text:style-name="Text_20_body">Aunque haya un diseño para implementar la actualización automática del cliente, se decidió no <text:soft-page-break/>implementar en la corriente <text:span text:style-name="T7">release</text:span> del programa debido a la falta de tiempo para hacer <text:span text:style-name="T7">testing</text:span> sobre la misma. </text:p>
      <text:h text:style-name="Heading_20_1" text:outline-level="1"><text:bookmark text:name="__RefHeading__455_1084335271"/><text:span text:style-name="T3">5 . </text:span><text:span text:style-name="T5">Herramientas Utilizadas</text:span><text:bookmark-end text:name="__RefHeading__455_1084335271"/></text:h>
      <text:p text:style-name="P4"/>
      <text:p text:style-name="P16">Librería XML TinyXML</text:p>
      <text:p text:style-name="P5">Para la el parseo y customización del cliente y su interacción con el Administrador. Las entidades se serializaban a XML y se hidrataban desde el mismo.</text:p>
      <text:p text:style-name="P5"/>
      <text:p text:style-name="P17">Doxygen</text:p>
      <text:p text:style-name="Standard">El <text:span text:style-name="T7">doxygen</text:span> para generar la documentación de código de forma automática.</text:p>
      <text:p text:style-name="Standard"/>
      <text:p text:style-name="P17">Subversion</text:p>
      <text:p text:style-name="Text_20_body">Herramienta de control de versiones centralizada. Se utilizó para el desarrollo del proyecto.</text:p>
      <text:p text:style-name="P17">Google.code</text:p>
      <text:p text:style-name="Text_20_body">Hosting de proyectos y repositorios. Permitió en principio organizar Issues y una Wiki.</text:p>
      <text:p text:style-name="P17">Gdb</text:p>
      <text:p text:style-name="Text_20_body">Herramienta de <text:span text:style-name="T7">debugging</text:span>. Permitió ver el estado de ejecución del programa cuando <text:s/>había <text:span text:style-name="T7">bugs</text:span> muy tapados. Poder ver el <text:span text:style-name="T7">stacktrace</text:span>, ver el estado de los objetos, ver las condiciones en las que se daba un <text:span text:style-name="T7">segmentation fault</text:span> en tiempo de ejecución nos fue de gran utilidad a momento de depurar los programas. Muy útil al momento de <text:span text:style-name="T7">debuggear multithreading</text:span>.</text:p>
      <text:p text:style-name="P17">Valgrind</text:p>
      <text:p text:style-name="Text_20_body">Herramienta de <text:span text:style-name="T7">debugging</text:span>. Sirvió para detectar errores de memoria, accesos inválidos y <text:span text:style-name="T7">leaks</text:span>. Aunque con varios hilos hace que sea más complicado, esta herramienta permitió encontrar errores donde faltaban inicializar valores o donde se pudiera ingresar a memoria inválida y pasara inadvertido. Desenmascara otros bugs que permanecía invisibles con gdb.</text:p>
      <text:p text:style-name="P17">Eclipse CDT, Codeblocks, Geany</text:p>
      <text:p text:style-name="Text_20_body">Los entornos de desarrollo, aunque no hayan sido los mismos, fueron elección de cada desarrollador. Por distintos motivos (prestaciones vs desempeño) se varió en el rango desde un IDE complejo en prestaciones (Eclipse) a un editor de texto liviano (<text:span text:style-name="T7">Geany</text:span>). Aunque se hayan usado herramientas diferentes.</text:p>
      <text:p text:style-name="P17">GNU make</text:p>
      <text:p text:style-name="Text_20_body">La herramienta de scripting de compilación make resultó increíblemente útil para definir formas de compilación (debug o release) e independizarse de otras formas de compilación dependientes de entornos de trabajo, como ser herramientas de compilación de IDEs. Fue uno de los primeros puntos en desarrollarse, para tener un esquema de compilación adecuado independiente del proyecto.</text:p>
      <text:p text:style-name="P17">Glade</text:p>
      <text:p text:style-name="Text_20_body">Es una herramienta de edición de interfaz gráfica, que permitió crear un marco estático sobre el que correrían el resto de las vistas del cliente. Su fácil exportación a XML y construcción sirvió como punto de arranque.</text:p>
      <text:h text:style-name="Heading_20_1" text:outline-level="1"><text:soft-page-break/><text:span text:style-name="T1"/></text:h>
      <text:h text:style-name="Heading_20_1" text:outline-level="1"><text:bookmark text:name="__RefHeading__341_1084335271"/><text:span text:style-name="T1">6 . </text:span><text:span text:style-name="T6">Conclusiones</text:span><text:bookmark-end text:name="__RefHeading__341_1084335271"/></text:h>
      <text:p text:style-name="P4"/>
      <text:p text:style-name="P10">Como conclusión fundamental se puede extraer que la tarea más complicada de llevar un proyecto a la práctica es la coordinación del trabajo en grupo y la estimación de tiempos de implementación.</text:p>
      <text:p text:style-name="P10">Además se destaca la importancia de pruebas, tanto unitarias como de integración, dado que permite construir sobre una base sólida y realizar una integración flui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gue </meta:initial-creator>
    <meta:creation-date>2012-07-07T20:16:52</meta:creation-date>
    <dc:date>2012-07-10T16:45:06</dc:date>
    <dc:creator>Migue </dc:creator>
    <meta:editing-duration>PT02H40M41S</meta:editing-duration>
    <meta:editing-cycles>32</meta:editing-cycles>
    <meta:generator>OpenOffice.org/3.2$Linux OpenOffice.org_project/320m12$Build-9483</meta:generator>
    <meta:document-statistic meta:table-count="3" meta:image-count="0" meta:object-count="0" meta:page-count="6" meta:paragraph-count="86" meta:word-count="974" meta:character-count="6224"/>
  </office:meta>
</office:document-meta>
</file>